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0066b3" draw:opacity="100%" draw:opacity-name="Transparency_20_4" draw:textarea-horizontal-align="justify" draw:textarea-vertical-align="middle" draw:auto-grow-height="false" fo:min-height="0.95cm" fo:min-width="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0a65d" draw:opacity="100%" draw:opacity-name="Transparency_20_4" draw:textarea-horizontal-align="justify" draw:textarea-vertical-align="middle" draw:auto-grow-height="false" fo:min-height="0.698cm" fo:min-width="4.5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58220" draw:opacity="100%" draw:opacity-name="Transparency_20_4" draw:textarea-horizontal-align="justify" draw:textarea-vertical-align="middle" draw:auto-grow-height="false" fo:min-height="0.698cm" fo:min-width="4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d1c24" draw:opacity="100%" draw:opacity-name="Transparency_20_4" draw:textarea-horizontal-align="justify" draw:textarea-vertical-align="middle" draw:auto-grow-height="false" fo:min-height="0.698cm" fo:min-width="4.5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a3238e" draw:opacity="100%" draw:opacity-name="Transparency_20_4" draw:textarea-horizontal-align="justify" draw:textarea-vertical-align="middle" draw:auto-grow-height="false" fo:min-height="0.698cm" fo:min-width="4.5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72bf44" draw:opacity="100%" draw:opacity-name="Transparency_20_4" draw:textarea-horizontal-align="justify" draw:textarea-vertical-align="middle" draw:auto-grow-height="false" fo:min-height="0.698cm" fo:min-width="3.1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666666" draw:opacity="100%" draw:opacity-name="Transparency_20_4" draw:textarea-horizontal-align="justify" draw:textarea-vertical-align="middle" draw:auto-grow-height="false" fo:min-height="0.498cm" fo:min-width="2.6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0066b3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00a65d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58220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ed1c24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a3238e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72bf44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666666" draw:opacity="100%" draw:opacity-name="Transparency_20_4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7.5cm" svg:height="1.2cm" svg:x="6.8cm" svg:y="14.7cm">
          <text:p text:style-name="P1"><text:span text:style-name="T1">Projeto Integrador “FIND TI”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1cm" svg:height="1cm" svg:x="12.1cm" svg:y="11.3cm">
          <text:p text:style-name="P1"><text:span text:style-name="T1">Tecnologia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1cm" svg:height="1cm" svg:x="3.6cm" svg:y="11.3cm">
          <text:p text:style-name="P1"><text:span text:style-name="T1">Sistemas </text:span><text:span text:style-name="T1">Operacionai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4" draw:id="id14" draw:layer="layout" svg:width="5.1cm" svg:height="1cm" svg:x="12.1cm" svg:y="18.7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5.1cm" svg:height="1cm" svg:x="3.6cm" svg:y="18.7cm">
          <text:p text:style-name="P1"><text:span text:style-name="T1">Front En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3.7cm" svg:height="1cm" svg:x="4.3cm" svg:y="7.5cm">
          <text:p text:style-name="P1"><text:span text:style-name="T1">Linux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3.2cm" svg:height="0.8cm" svg:x="2.1cm" svg:y="5cm">
          <text:p text:style-name="P1"><text:span text:style-name="T1">M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3" draw:id="id13" draw:layer="layout" svg:width="3.2cm" svg:height="0.8cm" svg:x="1.3cm" svg:y="2.1cm">
          <text:p text:style-name="P1"><text:span text:style-name="T1">Ubuntu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3.2cm" svg:height="0.8cm" svg:x="15.5cm" svg:y="2.3cm">
          <text:p text:style-name="P1"><text:span text:style-name="T1">Crawl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3.2cm" svg:height="0.8cm" svg:x="16cm" svg:y="4.1cm">
          <text:p text:style-name="P1"><text:span text:style-name="T1">Pyth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3.2cm" svg:height="0.8cm" svg:x="16.3cm" svg:y="5.8cm">
          <text:p text:style-name="P1"><text:span text:style-name="T1">My SQ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3.2cm" svg:height="0.8cm" svg:x="16.7cm" svg:y="7.8cm">
          <text:p text:style-name="P1"><text:span text:style-name="T1">VS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6" draw:id="id16" draw:layer="layout" svg:width="3.2cm" svg:height="0.8cm" svg:x="15.7cm" svg:y="21.9cm">
          <text:p text:style-name="P1"><text:span text:style-name="T1">NodeJ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8" draw:id="id18" draw:layer="layout" svg:width="3.2cm" svg:height="0.8cm" svg:x="16.4cm" svg:y="24.6cm">
          <text:p text:style-name="P1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9" draw:id="id19" draw:layer="layout" svg:width="3.2cm" svg:height="0.8cm" svg:x="2.1cm" svg:y="21.6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1" draw:id="id21" draw:layer="layout" svg:width="3.2cm" svg:height="0.8cm" svg:x="1.662cm" svg:y="23.7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3" draw:id="id23" draw:layer="layout" svg:width="3.2cm" svg:height="0.8cm" svg:x="1.2cm" svg:y="25.9cm">
          <text:p text:style-name="P1"><text:span text:style-name="T1">Java Script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0.55cm" svg:y1="14.7cm" svg:x2="14.65cm" svg:y2="12.3cm" draw:start-shape="id1" draw:start-glue-point="0" draw:end-shape="id2" draw:end-glue-point="2" svg:d="M10550 14700v-1200h4100v-1200" svg:viewBox="0 0 4101 2401">
          <text:p/>
        </draw:connector>
        <draw:connector draw:style-name="gr8" draw:text-style-name="P9" draw:layer="layout" svg:x1="10.55cm" svg:y1="14.7cm" svg:x2="6.15cm" svg:y2="12.3cm" draw:start-shape="id1" draw:start-glue-point="0" draw:end-shape="id3" draw:end-glue-point="2" svg:d="M10550 14700v-1200h-4400v-1200" svg:viewBox="0 0 4401 2401">
          <text:p/>
        </draw:connector>
        <draw:connector draw:style-name="gr8" draw:text-style-name="P9" draw:layer="layout" svg:x1="14.65cm" svg:y1="11.3cm" svg:x2="16.7cm" svg:y2="8.2cm" draw:start-shape="id2" draw:end-shape="id4" draw:end-glue-point="3" svg:d="M14650 11300v-3100h2050" svg:viewBox="0 0 2051 3101">
          <text:p/>
        </draw:connector>
        <draw:connector draw:style-name="gr8" draw:text-style-name="P9" xml:id="id6" draw:id="id6" draw:layer="layout" svg:x1="14.65cm" svg:y1="11.3cm" svg:x2="16.3cm" svg:y2="6.2cm" draw:start-shape="id2" draw:end-shape="id5" draw:end-glue-point="3" svg:d="M14650 11300v-5100h1650" svg:viewBox="0 0 1651 5101">
          <text:p/>
        </draw:connector>
        <draw:connector draw:style-name="gr8" draw:text-style-name="P9" xml:id="id8" draw:id="id8" draw:layer="layout" svg:x1="14.65cm" svg:y1="6.2cm" svg:x2="16cm" svg:y2="4.5cm" draw:start-shape="id6" draw:start-glue-point="0" draw:end-shape="id7" draw:end-glue-point="3" svg:d="M14650 6200v-1700h1350" svg:viewBox="0 0 1351 1701">
          <text:p/>
        </draw:connector>
        <draw:connector draw:style-name="gr8" draw:text-style-name="P9" draw:layer="layout" svg:x1="14.65cm" svg:y1="4.5cm" svg:x2="15.5cm" svg:y2="2.7cm" draw:start-shape="id8" draw:start-glue-point="0" draw:end-shape="id9" draw:end-glue-point="3" svg:d="M14650 4500v-1800h850" svg:viewBox="0 0 851 1801">
          <text:p/>
        </draw:connector>
        <draw:connector draw:style-name="gr8" draw:text-style-name="P9" draw:layer="layout" svg:x1="6.15cm" svg:y1="11.3cm" svg:x2="6.15cm" svg:y2="8.5cm" draw:start-shape="id3" draw:start-glue-point="0" draw:end-shape="id10" svg:d="M6150 11300v-2800" svg:viewBox="0 0 1 2801">
          <text:p/>
        </draw:connector>
        <draw:connector draw:style-name="gr8" draw:text-style-name="P9" xml:id="id12" draw:id="id12" draw:layer="layout" svg:x1="6.15cm" svg:y1="7.5cm" svg:x2="5.3cm" svg:y2="5.4cm" draw:start-shape="id10" draw:start-glue-point="0" draw:end-shape="id11" draw:end-glue-point="1" svg:d="M6150 7500v-2100h-850" svg:viewBox="0 0 851 2101">
          <text:p/>
        </draw:connector>
        <draw:connector draw:style-name="gr8" draw:text-style-name="P9" draw:layer="layout" svg:x1="6.15cm" svg:y1="5.4cm" svg:x2="4.5cm" svg:y2="2.5cm" draw:start-shape="id12" draw:start-glue-point="0" draw:end-shape="id13" draw:end-glue-point="1" svg:d="M6150 5400v-2900h-1650" svg:viewBox="0 0 1651 2901">
          <text:p/>
        </draw:connector>
        <draw:connector draw:style-name="gr8" draw:text-style-name="P9" draw:layer="layout" svg:x1="10.55cm" svg:y1="15.9cm" svg:x2="14.65cm" svg:y2="18.7cm" draw:start-shape="id1" draw:start-glue-point="2" draw:end-shape="id14" svg:d="M10550 15900v1400h4100v1400" svg:viewBox="0 0 4101 2801">
          <text:p/>
        </draw:connector>
        <draw:connector draw:style-name="gr8" draw:text-style-name="P9" draw:layer="layout" svg:x1="10.55cm" svg:y1="15.9cm" svg:x2="6.15cm" svg:y2="18.7cm" draw:start-shape="id1" draw:start-glue-point="2" draw:end-shape="id15" draw:end-glue-point="0" svg:d="M10550 15900v1400h-4400v1400" svg:viewBox="0 0 4401 2801">
          <text:p/>
        </draw:connector>
        <draw:connector draw:style-name="gr8" draw:text-style-name="P9" xml:id="id17" draw:id="id17" draw:layer="layout" svg:x1="14.65cm" svg:y1="19.7cm" svg:x2="15.7cm" svg:y2="22.3cm" draw:start-shape="id14" draw:start-glue-point="2" draw:end-shape="id16" draw:end-glue-point="3" svg:d="M14650 19700v2600h1050" svg:viewBox="0 0 1051 2601">
          <text:p/>
        </draw:connector>
        <draw:connector draw:style-name="gr8" draw:text-style-name="P9" draw:layer="layout" svg:x1="14.65cm" svg:y1="22.3cm" svg:x2="16.4cm" svg:y2="25cm" draw:start-shape="id17" draw:start-glue-point="0" draw:end-shape="id18" draw:end-glue-point="3" svg:d="M14650 22300v2700h1750" svg:viewBox="0 0 1751 2701">
          <text:p/>
        </draw:connector>
        <draw:connector draw:style-name="gr8" draw:text-style-name="P9" xml:id="id20" draw:id="id20" draw:layer="layout" svg:x1="6.15cm" svg:y1="19.7cm" svg:x2="5.3cm" svg:y2="22cm" draw:start-shape="id15" draw:start-glue-point="2" draw:end-shape="id19" draw:end-glue-point="1" svg:d="M6150 19700v2300h-850" svg:viewBox="0 0 851 2301">
          <text:p/>
        </draw:connector>
        <draw:connector draw:style-name="gr8" draw:text-style-name="P9" xml:id="id22" draw:id="id22" draw:layer="layout" svg:x1="6.15cm" svg:y1="22cm" svg:x2="4.862cm" svg:y2="24.1cm" draw:start-shape="id20" draw:start-glue-point="0" draw:end-shape="id21" draw:end-glue-point="1" svg:d="M6150 22000v2100h-1288" svg:viewBox="0 0 1289 2101">
          <text:p/>
        </draw:connector>
        <draw:connector draw:style-name="gr8" draw:text-style-name="P9" draw:layer="layout" svg:x1="6.15cm" svg:y1="24.1cm" svg:x2="4.4cm" svg:y2="26.3cm" draw:start-shape="id22" draw:start-glue-point="0" draw:end-shape="id23" draw:end-glue-point="1" svg:d="M6150 24100v2200h-1750" svg:viewBox="0 0 1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4" draw:display-name="Transparency 4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09:47:36.792496378</meta:creation-date>
    <dc:date>2019-10-17T10:07:27.579363324</dc:date>
    <meta:editing-duration>PT9M</meta:editing-duration>
    <meta:editing-cycles>1</meta:editing-cycles>
    <meta:document-statistic meta:object-count="33"/>
    <meta:generator>LibreOffice/6.0.7.3$Linux_X86_64 LibreOffice_project/00m0$Build-3</meta:generator>
  </office:meta>
</office:document-meta>
</file>